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urs in d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utes in day</text:p>
          </table:table-cell>
          <table:table-cell table:formula="of:=[.B3]*60" office:value-type="float" office:value="1440" calcext:value-type="float">
            <text:p>14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uest wait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Request wait seconds</text:p>
          </table:table-cell>
          <table:table-cell table:formula="of:=[.B6]/100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quests per min</text:p>
          </table:table-cell>
          <table:table-cell table:formula="of:=60/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quests/Hour</text:p>
          </table:table-cell>
          <table:table-cell table:formula="of:=[.B8]*60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per limit reset</text:p>
          </table:table-cell>
          <table:table-cell table:formula="of:=FLOOR([.B1]/[.B9])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duration (hours)</text:p>
          </table:table-cell>
          <table:table-cell office:value-type="string" calcext:value-type="string">
            <text:p>Number per reset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FLOOR([.$B$1]/([.$A14]*[.$B$9]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1]/([.$A15]*[.$B$9]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1]/([.$A16]*[.$B$9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1]/([.$A17]*[.$B$9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1]/([.$A18]*[.$B$9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B$1]/([.$A19]*[.$B$9])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21:53:38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4T01:00:10.853000000</meta:creation-date>
    <dc:date>2021-06-14T21:57:09.777000000</dc:date>
    <meta:editing-duration>PT4M1S</meta:editing-duration>
    <meta:editing-cycles>2</meta:editing-cycles>
    <meta:generator>LibreOffice/6.3.3.2$Windows_X86_64 LibreOffice_project/a64200df03143b798afd1ec74a12ab50359878ed</meta:generator>
    <meta:document-statistic meta:table-count="1" meta:cell-count="30" meta:object-count="0"/>
  </office:meta>
</office:document-meta>
</file>